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16936c" style:font-size-asian="12pt" style:font-size-complex="12pt"/>
    </style:style>
    <style:style style:name="P13"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13a577" officeooo:paragraph-rsid="0013a577"/>
    </style:style>
    <style:style style:name="P18" style:family="paragraph" style:parent-style-name="Heading_20_1">
      <style:text-properties officeooo:rsid="00149e0b" officeooo:paragraph-rsid="00149e0b"/>
    </style:style>
    <style:style style:name="P19" style:family="paragraph" style:parent-style-name="Heading_20_1">
      <style:text-properties officeooo:rsid="00149e0b" officeooo:paragraph-rsid="002aaf0a"/>
    </style:style>
    <style:style style:name="P20" style:family="paragraph" style:parent-style-name="Heading_20_1">
      <style:text-properties officeooo:rsid="0018a371" officeooo:paragraph-rsid="0018a371"/>
    </style:style>
    <style:style style:name="P21" style:family="paragraph" style:parent-style-name="Heading_20_1">
      <style:text-properties officeooo:rsid="001ab5e5" officeooo:paragraph-rsid="001ab5e5"/>
    </style:style>
    <style:style style:name="P22" style:family="paragraph" style:parent-style-name="Heading_20_1">
      <style:text-properties officeooo:rsid="0026f8bd"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style:text-underline-style="none" officeooo:rsid="0028a761" style:font-size-asian="12pt" style:font-size-complex="12pt"/>
    </style:style>
    <style:style style:name="T6" style:family="text">
      <style:text-properties style:font-name="Arial" fo:font-size="12pt" style:text-underline-style="none" fo:font-weight="bold" officeooo:rsid="0028a761" style:font-size-asian="12pt" style:font-weight-asian="bold" style:font-size-complex="12pt" style:font-weight-complex="bold"/>
    </style:style>
    <style:style style:name="T7" style:family="text">
      <style:text-properties style:font-name="Arial" fo:font-size="12pt" fo:font-weight="normal" officeooo:rsid="002ca448" style:font-size-asian="12pt" style:font-weight-asian="normal" style:font-size-complex="12pt" style:font-weight-complex="normal"/>
    </style:style>
    <style:style style:name="T8" style:family="text">
      <style:text-properties style:font-name="Arial" fo:font-size="13pt" fo:font-weight="bold" officeooo:rsid="002ca448" style:font-size-asian="13pt" style:font-weight-asian="bold" style:font-size-complex="13pt" style:font-weight-complex="bold"/>
    </style:style>
    <style:style style:name="T9" style:family="text">
      <style:text-properties style:font-name="Arial" fo:font-size="13pt" style:text-underline-style="none" fo:font-weight="bold" officeooo:rsid="0028a761" style:font-size-asian="13pt" style:font-weight-asian="bold" style:font-size-complex="13pt" style:font-weight-complex="bold"/>
    </style:style>
    <style:style style:name="T10" style:family="text">
      <style:text-properties style:font-name="Arial" fo:font-size="13pt" fo:font-weight="normal" officeooo:rsid="002ca448" style:font-size-asian="13pt" style:font-weight-asian="normal" style:font-size-complex="13pt" style:font-weight-complex="normal"/>
    </style:style>
    <style:style style:name="T11" style:family="text">
      <style:text-properties style:font-name="Arial" fo:font-size="14pt" style:text-underline-style="none" fo:font-weight="bold" officeooo:rsid="0028a761" style:font-size-asian="14pt" style:font-weight-asian="bold" style:font-size-complex="14pt" style:font-weight-complex="bold"/>
    </style:style>
    <style:style style:name="T12" style:family="text">
      <style:text-properties officeooo:rsid="0013a577"/>
    </style:style>
    <style:style style:name="T13" style:family="text">
      <style:text-properties officeooo:rsid="001451db"/>
    </style:style>
    <style:style style:name="T14" style:family="text">
      <style:text-properties officeooo:rsid="00149e0b"/>
    </style:style>
    <style:style style:name="T15" style:family="text">
      <style:text-properties officeooo:rsid="0016936c"/>
    </style:style>
    <style:style style:name="T16" style:family="text">
      <style:text-properties officeooo:rsid="0018a371"/>
    </style:style>
    <style:style style:name="T17" style:family="text">
      <style:text-properties officeooo:rsid="0019c525"/>
    </style:style>
    <style:style style:name="T18" style:family="text">
      <style:text-properties officeooo:rsid="001ab5e5"/>
    </style:style>
    <style:style style:name="T19" style:family="text">
      <style:text-properties officeooo:rsid="001dbcd0"/>
    </style:style>
    <style:style style:name="T20" style:family="text">
      <style:text-properties officeooo:rsid="002206dd"/>
    </style:style>
    <style:style style:name="T21" style:family="text">
      <style:text-properties officeooo:rsid="0023bdd3"/>
    </style:style>
    <style:style style:name="T22" style:family="text">
      <style:text-properties officeooo:rsid="0024f8dc"/>
    </style:style>
    <style:style style:name="T23" style:family="text">
      <style:text-properties officeooo:rsid="0028a761"/>
    </style:style>
    <style:style style:name="T24" style:family="text">
      <style:text-properties officeooo:rsid="002aaf0a"/>
    </style:style>
    <style:style style:name="T25" style:family="text">
      <style:text-properties officeooo:rsid="002bd2a4"/>
    </style:style>
    <style:style style:name="T26" style:family="text">
      <style:text-properties officeooo:rsid="002c4e78"/>
    </style:style>
    <style:style style:name="T27" style:family="text">
      <style:text-properties officeooo:rsid="002c5c30"/>
    </style:style>
    <style:style style:name="T28" style:family="text">
      <style:text-properties officeooo:rsid="002ca448"/>
    </style:style>
    <style:style style:name="T29" style:family="text">
      <style:text-properties officeooo:rsid="002d5739"/>
    </style:style>
    <style:style style:name="T30" style:family="text">
      <style:text-properties officeooo:rsid="002fd4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9">and Forks Thereof</text:span></text:p>
      <text:p text:style-name="P2"/>
      <text:p text:style-name="P3"><text:span text:style-name="T17">Rev. 1.0.3:</text:span> <text:s/>January 2<text:span text:style-name="T26">6</text:span>, 2020</text:p>
      <text:p text:style-name="P2"/>
      <text:p text:style-name="P2"/>
      <text:h text:style-name="P17" text:outline-level="1">Overview: <text:s/><text:span text:style-name="T18">P</text:span>roprietary <text:span text:style-name="T18">(including forks)</text:span> <text:span text:style-name="T18">o</text:span>pen <text:span text:style-name="T18">s</text:span>ource.</text:h>
      <text:p text:style-name="P4"/>
      <text:p text:style-name="P7"><text:span text:style-name="T15">(c)</text:span> Wo’<text:span text:style-name="T13">O</text:span> Ideafarm, 1992-2020. <text:s/><text:span text:style-name="T15">All rights reserved.</text:span> <text:s/><text:span text:style-name="T15">This ownership extends to all forks and other derivative works. <text:s/>Forks may be modified only by permission; such permission is hereby provisionally granted, but may be revoked in writing without prior notice.</text:span> <text:s/><text:span text:style-name="T24">For example, on pain of “take down”, a fork may not modify or hide this User License and may not alter or defeat code that monitors usage or enforces payment or secures against malware.</text:span></text:p>
      <text:p text:style-name="P6"/>
      <text:p text:style-name="P9"><text:span text:style-name="T21">Intent:</text:span> <text:s/><text:span text:style-name="T12">(1) P</text:span>ermit users to contribute to the development of IPDOS™. <text:s/><text:span text:style-name="T12">(2) Reward investors by</text:span> retain<text:span text:style-name="T2">ing</text:span> all proprietary interests in all IPDOS (tm) source code, executables, <text:span text:style-name="T14">and</text:span> other content. <text:s/>Th<text:span text:style-name="T21">e latter</text:span> <text:span text:style-name="T21">encourages</text:span> strategic planning and funding, <text:span text:style-name="T20">by investors,</text:span> of "top down" software development. <text:s/><text:span text:style-name="T21">The former encourages</text:span> "bottom up" software development by “<text:span text:style-name="T2">grass roots” users and visionaries</text:span>. <text:s/><text:span text:style-name="T21">U</text:span>sers get rapid feature development <text:span text:style-name="T12">and</text:span> defect elimination, <text:span text:style-name="T12">plus</text:span> rapidly forking product visions <text:span text:style-name="T14">and implementations</text:span>. <text:s/>Investors get <text:span text:style-name="T22">explosive</text:span> ROI.</text:p>
      <text:p text:style-name="P5"/>
      <text:p text:style-name="P5"><text:span text:style-name="T2">To realize this vision, a</text:span>ll forks and other derivative works <text:span text:style-name="T16">become</text:span> the property of the owner of IPDOS™ <text:span text:style-name="T13">and are subject to this User License</text:span>, <text:span text:style-name="T13">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12">only</text:span> for testing. <text:s/><text:span text:style-name="T16">But a derivative work that merely stores, installs, or uses IPDOS™, without more, does not thereby become the property of the owner of IPDOS™.</text:span></text:p>
      <text:p text:style-name="P5"/>
      <text:h text:style-name="P18" text:outline-level="1"><text:soft-page-break/>Application<text:span text:style-name="T26">s content and revenue</text:span>: <text:s/>User <text:span text:style-name="T18">p</text:span>roperty.</text:h>
      <text:p text:style-name="P7"/>
      <text:p text:style-name="P12"><text:span text:style-name="T27">Users can contribute IPDOS ™ pay-to-use applications for profit. <text:s/></text:span>A user who contributes an IPDOS™ application retains ownership of <text:span text:style-name="T18">its</text:span> source and executable<text:span text:style-name="T18">s</text:span>, as well as ownership of all forks and other derivative works <text:span text:style-name="T16">thereof. <text:s/>Said ownership includes control over usage as well as liability arising from such usage. <text:s/>Revenue (net of transaction fees) collected by the owner of IPDOS ™ from a user who uses a contributed application is the property of the contributor and, if not paid out immediately, is held either in trust or as a security or bond.</text:span></text:p>
      <text:p text:style-name="P11"/>
      <text:h text:style-name="P19" text:outline-level="1"><text:span text:style-name="T25">Prohibited Modifications: <text:s/>Revenue enforcement code</text:span>.</text:h>
      <text:p text:style-name="P11"/>
      <text:p text:style-name="P15">IPDOS ™ and its bundled applications are not freeware. <text:s/>Some applications contributed by users are also not freeware. <text:s/>IPDOS ™ contains <text:span text:style-name="T30">implicitly “mandatory”</text:span> code that <text:span text:style-name="T30">(1)</text:span> monitors installation and usage, <text:span text:style-name="T30">(2)</text:span> enforces the collection of user payments for the use of IPDOS ™ and its bundled applications as well as payments to users who contribute pay-to-use applications for profit, <text:span text:style-name="T30">and</text:span> <text:span text:style-name="T30">(3) secures IPDOS ™ against attack, as well as code that (4) is explicitly marked as “mandatory”</text:span>. <text:s/>A fork may not alter, defeat, <text:span text:style-name="T30">or diverge from mandatory code; forks must merge changes to mandatory code.</text:span></text:p>
      <text:p text:style-name="P13"/>
      <text:h text:style-name="P20" text:outline-level="1">Copying: <text:s/>GitHub <text:span text:style-name="T18">f</text:span>orking and <text:span text:style-name="T18">c</text:span>loning, <text:span text:style-name="T18">by permission.</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without prior notice for cause, and if withdrawn,</text:span> <text:span text:style-name="T24">the</text:span> fork must be timely removed, and all clones <text:span text:style-name="T24">and forks</text:span> and other copies of such a fork must be destroyed.</text:p>
      <text:p text:style-name="P8"/>
      <text:h text:style-name="P18" text:outline-level="1"><text:soft-page-break/>Fair Use: <text:s/>Prohibited for <text:span text:style-name="T18">c</text:span>ode; <text:span text:style-name="T18">a</text:span>llowed for <text:span text:style-name="T18">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14">to the IPDOS™ owner’s master repository.</text:span> <text:s/>Text that is not compiled or interpreted, including text strings within <text:span text:style-name="T14">C++</text:span> code, may be quoted and published within the normal "fair use" limits, if appropriate attribution is made.</text:p>
      <text:p text:style-name="P5"/>
      <text:h text:style-name="P21" text:outline-level="1">User License Revisions: <text:s/><text:span text:style-name="T19">A c</text:span>hange affect<text:span text:style-name="T19">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2" text:outline-level="1">Liability <text:span text:style-name="T28">and indemnity</text:span>: <text:s/><text:span text:style-name="T23">No warranty; provided “as is”.</text:span></text:h>
      <text:p text:style-name="P10"/>
      <text:p text:style-name="P16"><text:span text:style-name="T3">This source code, executables, and other content </text:span><text:span text:style-name="T4">i</text:span><text:span text:style-name="T9">s provided “as is”, without warranty of any kind</text:span><text:span text:style-name="T3">, express or implied, including but not limited to the warranties of merchantability, fitness for a particular purpose and noninfringement. <text:s/></text:span><text:span text:style-name="T9">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8">Each application contributor indemnifies the owner of IPDOS ™</text:span><text:span text:style-name="T7"> against liability for claims arising from the use of the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7:28:25.311000000</dc:date>
    <meta:editing-duration>PT1H31M31S</meta:editing-duration>
    <meta:editing-cycles>18</meta:editing-cycles>
    <meta:generator>LibreOffice/6.2.2.2$Windows_X86_64 LibreOffice_project/2b840030fec2aae0fd2658d8d4f9548af4e3518d</meta:generator>
    <meta:document-statistic meta:table-count="0" meta:image-count="0" meta:object-count="0" meta:page-count="3" meta:paragraph-count="19" meta:word-count="849" meta:character-count="5325" meta:non-whitespace-character-count="4462"/>
  </office:meta>
</office:document-meta>
</file>